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3667" officeooo:paragraph-rsid="00099ca3"/>
    </style:style>
    <style:style style:name="P2" style:family="paragraph" style:parent-style-name="Heading_20_1">
      <style:text-properties officeooo:paragraph-rsid="000ec3fe"/>
    </style:style>
    <style:style style:name="P3" style:family="paragraph" style:parent-style-name="Heading_20_2">
      <style:text-properties officeooo:paragraph-rsid="000ebab2"/>
    </style:style>
    <style:style style:name="P4" style:family="paragraph" style:parent-style-name="Heading_20_2">
      <style:text-properties officeooo:paragraph-rsid="000ec3fe"/>
    </style:style>
    <style:style style:name="P5" style:family="paragraph" style:parent-style-name="Heading_20_3">
      <style:text-properties officeooo:paragraph-rsid="000b731b"/>
    </style:style>
    <style:style style:name="P6" style:family="paragraph" style:parent-style-name="Heading_20_3">
      <style:text-properties officeooo:paragraph-rsid="000ebab2"/>
    </style:style>
    <style:style style:name="P7" style:family="paragraph" style:parent-style-name="Heading_20_3">
      <style:text-properties officeooo:paragraph-rsid="000ec3fe"/>
    </style:style>
    <style:style style:name="P8" style:family="paragraph" style:parent-style-name="Heading_20_4">
      <style:text-properties officeooo:paragraph-rsid="000b14db"/>
    </style:style>
    <style:style style:name="P9" style:family="paragraph" style:parent-style-name="Heading_20_4">
      <style:text-properties officeooo:paragraph-rsid="000b731b"/>
    </style:style>
    <style:style style:name="P10" style:family="paragraph" style:parent-style-name="Heading_20_4">
      <style:text-properties officeooo:paragraph-rsid="000ec3fe"/>
    </style:style>
    <style:style style:name="P11" style:family="paragraph" style:parent-style-name="Horizontal_20_Line">
      <style:text-properties officeooo:paragraph-rsid="000b731b"/>
    </style:style>
    <style:style style:name="P12" style:family="paragraph" style:parent-style-name="Horizontal_20_Line">
      <style:text-properties officeooo:paragraph-rsid="000ebab2"/>
    </style:style>
    <style:style style:name="P13" style:family="paragraph" style:parent-style-name="Horizontal_20_Line">
      <style:text-properties officeooo:paragraph-rsid="000ec3fe"/>
    </style:style>
    <style:style style:name="P14" style:family="paragraph" style:parent-style-name="Text_20_body" style:list-style-name="L1">
      <style:text-properties officeooo:paragraph-rsid="000b14db"/>
    </style:style>
    <style:style style:name="P15" style:family="paragraph" style:parent-style-name="Text_20_body" style:list-style-name="L1">
      <style:text-properties officeooo:paragraph-rsid="000b731b"/>
    </style:style>
    <style:style style:name="P16" style:family="paragraph" style:parent-style-name="Text_20_body" style:list-style-name="L9">
      <style:text-properties officeooo:paragraph-rsid="000b14db"/>
    </style:style>
    <style:style style:name="P17" style:family="paragraph" style:parent-style-name="Text_20_body" style:list-style-name="L10">
      <style:text-properties officeooo:paragraph-rsid="000b14db"/>
    </style:style>
    <style:style style:name="P18" style:family="paragraph" style:parent-style-name="Text_20_body" style:list-style-name="L11">
      <style:text-properties officeooo:paragraph-rsid="000b14db"/>
    </style:style>
    <style:style style:name="P19" style:family="paragraph" style:parent-style-name="Text_20_body" style:list-style-name="L12">
      <style:text-properties officeooo:paragraph-rsid="000b14db"/>
    </style:style>
    <style:style style:name="P20" style:family="paragraph" style:parent-style-name="Text_20_body" style:list-style-name="L13">
      <style:text-properties officeooo:paragraph-rsid="000b14db"/>
    </style:style>
    <style:style style:name="P21" style:family="paragraph" style:parent-style-name="Text_20_body" style:list-style-name="L14">
      <style:text-properties officeooo:paragraph-rsid="000b14db"/>
    </style:style>
    <style:style style:name="P22" style:family="paragraph" style:parent-style-name="Text_20_body" style:list-style-name="L15">
      <style:text-properties officeooo:paragraph-rsid="000b14db"/>
    </style:style>
    <style:style style:name="P23" style:family="paragraph" style:parent-style-name="Text_20_body" style:list-style-name="L21">
      <style:text-properties officeooo:paragraph-rsid="000b731b"/>
    </style:style>
    <style:style style:name="P24" style:family="paragraph" style:parent-style-name="Text_20_body" style:list-style-name="L22">
      <style:text-properties officeooo:paragraph-rsid="000b731b"/>
    </style:style>
    <style:style style:name="P25" style:family="paragraph" style:parent-style-name="Text_20_body" style:list-style-name="L23">
      <style:text-properties officeooo:paragraph-rsid="000b731b"/>
    </style:style>
    <style:style style:name="P26" style:family="paragraph" style:parent-style-name="Text_20_body" style:list-style-name="L24">
      <style:text-properties officeooo:paragraph-rsid="000b731b"/>
    </style:style>
    <style:style style:name="P27" style:family="paragraph" style:parent-style-name="Text_20_body" style:list-style-name="L25">
      <style:text-properties officeooo:paragraph-rsid="000b731b"/>
    </style:style>
    <style:style style:name="P28" style:family="paragraph" style:parent-style-name="Text_20_body" style:list-style-name="L26">
      <style:text-properties officeooo:paragraph-rsid="000b731b"/>
    </style:style>
    <style:style style:name="P29" style:family="paragraph" style:parent-style-name="Text_20_body" style:list-style-name="L27">
      <style:text-properties officeooo:paragraph-rsid="000b731b"/>
    </style:style>
    <style:style style:name="P30" style:family="paragraph" style:parent-style-name="Text_20_body" style:list-style-name="L28">
      <style:text-properties officeooo:paragraph-rsid="000b731b"/>
    </style:style>
    <style:style style:name="P31" style:family="paragraph" style:parent-style-name="Text_20_body" style:list-style-name="L29">
      <style:text-properties officeooo:paragraph-rsid="000b731b"/>
    </style:style>
    <style:style style:name="P32" style:family="paragraph" style:parent-style-name="Text_20_body" style:list-style-name="L30">
      <style:text-properties officeooo:paragraph-rsid="000b731b"/>
    </style:style>
    <style:style style:name="P33" style:family="paragraph" style:parent-style-name="Text_20_body" style:list-style-name="L31">
      <style:text-properties officeooo:paragraph-rsid="000b731b"/>
    </style:style>
    <style:style style:name="P34" style:family="paragraph" style:parent-style-name="Text_20_body" style:list-style-name="L32">
      <style:text-properties officeooo:paragraph-rsid="000b731b"/>
    </style:style>
    <style:style style:name="P35" style:family="paragraph" style:parent-style-name="Text_20_body" style:list-style-name="L33">
      <style:text-properties officeooo:paragraph-rsid="000ebab2"/>
    </style:style>
    <style:style style:name="P36" style:family="paragraph" style:parent-style-name="Text_20_body" style:list-style-name="L33">
      <style:text-properties officeooo:paragraph-rsid="000ec3fe"/>
    </style:style>
    <style:style style:name="P37" style:family="paragraph" style:parent-style-name="Text_20_body" style:list-style-name="L40">
      <style:text-properties officeooo:paragraph-rsid="000ebab2"/>
    </style:style>
    <style:style style:name="P38" style:family="paragraph" style:parent-style-name="Text_20_body" style:list-style-name="L41">
      <style:text-properties officeooo:paragraph-rsid="000ebab2"/>
    </style:style>
    <style:style style:name="P39" style:family="paragraph" style:parent-style-name="Text_20_body" style:list-style-name="L42">
      <style:text-properties officeooo:paragraph-rsid="000ebab2"/>
    </style:style>
    <style:style style:name="P40" style:family="paragraph" style:parent-style-name="Text_20_body" style:list-style-name="L43">
      <style:text-properties officeooo:paragraph-rsid="000ebab2"/>
    </style:style>
    <style:style style:name="P41" style:family="paragraph" style:parent-style-name="Text_20_body" style:list-style-name="L44">
      <style:text-properties officeooo:paragraph-rsid="000ebab2"/>
    </style:style>
    <style:style style:name="P42" style:family="paragraph" style:parent-style-name="Text_20_body" style:list-style-name="L45">
      <style:text-properties officeooo:paragraph-rsid="000ebab2"/>
    </style:style>
    <style:style style:name="P43" style:family="paragraph" style:parent-style-name="Text_20_body">
      <style:text-properties officeooo:paragraph-rsid="000ebab2"/>
    </style:style>
    <style:style style:name="P44" style:family="paragraph" style:parent-style-name="Text_20_body">
      <style:text-properties officeooo:rsid="001f3667" officeooo:paragraph-rsid="000ec3fe"/>
    </style:style>
    <style:style style:name="P45" style:family="paragraph" style:parent-style-name="Text_20_body" style:list-style-name="L53">
      <style:text-properties officeooo:paragraph-rsid="000ec3fe"/>
    </style:style>
    <style:style style:name="P46" style:family="paragraph" style:parent-style-name="Text_20_body" style:list-style-name="L54">
      <style:text-properties officeooo:paragraph-rsid="000ec3fe"/>
    </style:style>
    <style:style style:name="P47" style:family="paragraph" style:parent-style-name="Text_20_body" style:list-style-name="L55">
      <style:text-properties officeooo:paragraph-rsid="000ec3fe"/>
    </style:style>
    <style:style style:name="P48" style:family="paragraph" style:parent-style-name="Text_20_body" style:list-style-name="L56">
      <style:text-properties officeooo:paragraph-rsid="000ec3fe"/>
    </style:style>
    <style:style style:name="P49" style:family="paragraph" style:parent-style-name="Text_20_body" style:list-style-name="L57">
      <style:text-properties officeooo:paragraph-rsid="000ec3fe"/>
    </style:style>
    <style:style style:name="P50" style:family="paragraph" style:parent-style-name="Text_20_body" style:list-style-name="L58">
      <style:text-properties officeooo:paragraph-rsid="000ec3fe"/>
    </style:style>
    <style:style style:name="P51" style:family="paragraph" style:parent-style-name="Text_20_body" style:list-style-name="L59">
      <style:text-properties officeooo:paragraph-rsid="000ec3fe"/>
    </style:style>
    <style:style style:name="P52" style:family="paragraph" style:parent-style-name="Text_20_body" style:list-style-name="L60">
      <style:text-properties officeooo:paragraph-rsid="000ec3fe"/>
    </style:style>
    <style:style style:name="P53" style:family="paragraph" style:parent-style-name="Text_20_body" style:list-style-name="L61">
      <style:text-properties officeooo:paragraph-rsid="000ec3fe"/>
    </style:style>
    <style:style style:name="P54" style:family="paragraph" style:parent-style-name="Text_20_body" style:list-style-name="L62">
      <style:text-properties officeooo:paragraph-rsid="000ec3fe"/>
    </style:style>
    <style:style style:name="P55" style:family="paragraph" style:parent-style-name="Text_20_body" style:list-style-name="L63">
      <style:text-properties officeooo:paragraph-rsid="000ec3fe"/>
    </style:style>
    <style:style style:name="P56" style:family="paragraph" style:parent-style-name="Text_20_body" style:list-style-name="L64">
      <style:text-properties officeooo:paragraph-rsid="000ec3fe"/>
    </style:style>
    <style:style style:name="P57" style:family="paragraph" style:parent-style-name="Text_20_body" style:list-style-name="L65">
      <style:text-properties officeooo:paragraph-rsid="000ec3fe"/>
    </style:style>
    <style:style style:name="P58" style:family="paragraph" style:parent-style-name="Text_20_body" style:list-style-name="L66">
      <style:text-properties officeooo:paragraph-rsid="000ec3fe"/>
    </style:style>
    <style:style style:name="P59" style:family="paragraph" style:parent-style-name="Text_20_body" style:list-style-name="L67">
      <style:text-properties officeooo:paragraph-rsid="000ec3fe"/>
    </style:style>
    <style:style style:name="P60" style:family="paragraph" style:parent-style-name="Text_20_body" style:list-style-name="L68">
      <style:text-properties officeooo:paragraph-rsid="000ec3fe"/>
    </style:style>
    <style:style style:name="P61" style:family="paragraph" style:parent-style-name="Text_20_body" style:list-style-name="L69">
      <style:text-properties officeooo:paragraph-rsid="000ec3fe"/>
    </style:style>
    <style:style style:name="P62" style:family="paragraph" style:parent-style-name="Text_20_body" style:list-style-name="L70">
      <style:text-properties officeooo:paragraph-rsid="000ec3fe"/>
    </style:style>
    <style:style style:name="P63" style:family="paragraph" style:parent-style-name="Text_20_body" style:list-style-name="L71">
      <style:text-properties officeooo:paragraph-rsid="000ec3fe"/>
    </style:style>
    <style:style style:name="P64" style:family="paragraph" style:parent-style-name="Text_20_body" style:list-style-name="L72">
      <style:text-properties officeooo:paragraph-rsid="000ec3fe"/>
    </style:style>
    <style:style style:name="P65" style:family="paragraph" style:parent-style-name="Text_20_body" style:list-style-name="L73">
      <style:text-properties officeooo:paragraph-rsid="000ec3fe"/>
    </style:style>
    <style:style style:name="P66" style:family="paragraph" style:parent-style-name="Text_20_body" style:list-style-name="L74">
      <style:text-properties officeooo:paragraph-rsid="000ec3fe"/>
    </style:style>
    <style:style style:name="P67" style:family="paragraph" style:parent-style-name="Text_20_body" style:list-style-name="L75">
      <style:text-properties officeooo:paragraph-rsid="000ec3fe"/>
    </style:style>
    <style:style style:name="P68" style:family="paragraph" style:parent-style-name="Text_20_body" style:list-style-name="L76">
      <style:text-properties officeooo:paragraph-rsid="000ec3fe"/>
    </style:style>
    <style:style style:name="P69" style:family="paragraph" style:parent-style-name="Text_20_body" style:list-style-name="L77">
      <style:text-properties officeooo:paragraph-rsid="000ec3fe"/>
    </style:style>
    <style:style style:name="P70" style:family="paragraph" style:parent-style-name="Text_20_body" style:list-style-name="L78">
      <style:text-properties officeooo:paragraph-rsid="000ec3fe"/>
    </style:style>
    <style:style style:name="P71" style:family="paragraph" style:parent-style-name="Text_20_body">
      <style:text-properties officeooo:paragraph-rsid="000ec3f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OFTWARE REQUIREMENTS SPECIFICATION (SRS)</text:h>
      <text:p text:style-name="P44">(Submitted by Arnav Pratap 1NT24IS042 SELAB04)</text:p>
      <text:h text:style-name="P4" text:outline-level="2">1. Introduction</text:h>
      <text:h text:style-name="P7" text:outline-level="3">1.1 Purpose</text:h>
      <text:p text:style-name="P71">This document provides a detailed description of the requirements for the Online Library Management System. It is intended for developers, stakeholders, and instructors to understand the system functionalities and constraints.</text:p>
      <text:h text:style-name="P7" text:outline-level="3">1.2 Scope</text:h>
      <text:p text:style-name="P71">The Online Library Management System allows users to search, borrow, return, and manage books digitally. It provides administrative functionalities to manage users, books, and transactions.</text:p>
      <text:h text:style-name="P7" text:outline-level="3">1.3 Definitions, Acronyms, Abbreviations</text:h>
      <text:list xml:id="list1079703611" text:style-name="L33">
        <text:list-item>
          <text:p text:style-name="P36">SRS: Software Requirements Specification</text:p>
        </text:list-item>
        <text:list-item>
          <text:p text:style-name="P36">LMS: Library Management System</text:p>
        </text:list-item>
        <text:list-item>
          <text:p text:style-name="P36">Admin: System Administrator</text:p>
        </text:list-item>
        <text:list-item>
          <text:p text:style-name="P36">User: Student/Member using the system</text:p>
        </text:list-item>
      </text:list>
      <text:h text:style-name="P7" text:outline-level="3" text:is-list-header="true">1.4 References</text:h>
      <text:list xml:id="list1765444136" text:style-name="L53">
        <text:list-item>
          <text:p text:style-name="P45">IEEE 830-1998 SRS Standard</text:p>
        </text:list-item>
      </text:list>
      <text:h text:style-name="P7" text:outline-level="3" text:is-list-header="true">1.5 Overview</text:h>
      <text:p text:style-name="P71">This document describes the system’s overall functionality, constraints, and detailed requirements.</text:p>
      <text:p text:style-name="P13"/>
      <text:h text:style-name="P4" text:outline-level="2">2. Overall Description</text:h>
      <text:h text:style-name="P7" text:outline-level="3">2.1 Product Perspective</text:h>
      <text:p text:style-name="P71">The system is a standalone web-based application that interacts with a database to store user and book data.</text:p>
      <text:h text:style-name="P7" text:outline-level="3">2.2 Product Functions</text:h>
      <text:list xml:id="list3470868708" text:style-name="L54">
        <text:list-item>
          <text:p text:style-name="P46">User registration and login</text:p>
        </text:list-item>
        <text:list-item>
          <text:p text:style-name="P46">Book search</text:p>
        </text:list-item>
        <text:list-item>
          <text:p text:style-name="P46">Borrow and return books</text:p>
        </text:list-item>
        <text:list-item>
          <text:p text:style-name="P46"><text:soft-page-break/>Admin management of books and users</text:p>
        </text:list-item>
      </text:list>
      <text:h text:style-name="P7" text:outline-level="3" text:is-list-header="true">2.3 User Classes and Characteristics</text:h>
      <text:list xml:id="list3389948343" text:style-name="L55">
        <text:list-item>
          <text:p text:style-name="P47">Admin: Full system access</text:p>
        </text:list-item>
        <text:list-item>
          <text:p text:style-name="P47">User: Limited access (search, borrow, return)</text:p>
        </text:list-item>
      </text:list>
      <text:h text:style-name="P7" text:outline-level="3" text:is-list-header="true">2.4 Operating Environment</text:h>
      <text:list xml:id="list604116078" text:style-name="L56">
        <text:list-item>
          <text:p text:style-name="P48">Web browser (Chrome, Edge, Firefox)</text:p>
        </text:list-item>
        <text:list-item>
          <text:p text:style-name="P48">Backend server (any standard server)</text:p>
        </text:list-item>
        <text:list-item>
          <text:p text:style-name="P48">Database (MySQL or similar)</text:p>
        </text:list-item>
      </text:list>
      <text:h text:style-name="P7" text:outline-level="3" text:is-list-header="true">2.5 Constraints</text:h>
      <text:list xml:id="list228637628" text:style-name="L57">
        <text:list-item>
          <text:p text:style-name="P49">Requires internet connection</text:p>
        </text:list-item>
        <text:list-item>
          <text:p text:style-name="P49">Must handle multiple users simultaneously</text:p>
        </text:list-item>
      </text:list>
      <text:h text:style-name="P7" text:outline-level="3" text:is-list-header="true">2.6 Assumptions and Dependencies</text:h>
      <text:list xml:id="list3667926573" text:style-name="L58">
        <text:list-item>
          <text:p text:style-name="P50">Users have basic knowledge of web applications</text:p>
        </text:list-item>
        <text:list-item>
          <text:p text:style-name="P50">Database server is always available</text:p>
        </text:list-item>
      </text:list>
      <text:p text:style-name="P13"/>
      <text:h text:style-name="P4" text:outline-level="2">3. Specific Requirements</text:h>
      <text:h text:style-name="P7" text:outline-level="3">3.1 Functional Requirements</text:h>
      <text:h text:style-name="P10" text:outline-level="4">FR1: User Registration</text:h>
      <text:list xml:id="list1999948723" text:style-name="L59">
        <text:list-item>
          <text:p text:style-name="P51">System shall allow new users to register</text:p>
        </text:list-item>
        <text:list-item>
          <text:p text:style-name="P51">Each user must provide name, email, password</text:p>
        </text:list-item>
      </text:list>
      <text:h text:style-name="P10" text:outline-level="4" text:is-list-header="true">FR2: User Login</text:h>
      <text:list xml:id="list2532373099" text:style-name="L60">
        <text:list-item>
          <text:p text:style-name="P52">System shall authenticate users using credentials</text:p>
        </text:list-item>
      </text:list>
      <text:h text:style-name="P10" text:outline-level="4" text:is-list-header="true">FR3: Search Books</text:h>
      <text:list xml:id="list2063307530" text:style-name="L61">
        <text:list-item>
          <text:p text:style-name="P53">System shall allow users to search books by title, author, or category</text:p>
        </text:list-item>
      </text:list>
      <text:h text:style-name="P10" text:outline-level="4" text:is-list-header="true">FR4: Borrow Book</text:h>
      <text:list xml:id="list2599706404" text:style-name="L62">
        <text:list-item>
          <text:p text:style-name="P54">System shall allow users to borrow available books</text:p>
        </text:list-item>
      </text:list>
      <text:h text:style-name="P10" text:outline-level="4" text:is-list-header="true">FR5: Return Book</text:h>
      <text:list xml:id="list2716033540" text:style-name="L63">
        <text:list-item>
          <text:p text:style-name="P55">System shall allow users to return borrowed books</text:p>
        </text:list-item>
      </text:list>
      <text:h text:style-name="P10" text:outline-level="4" text:is-list-header="true"><text:soft-page-break/>FR6: Admin Add Book</text:h>
      <text:list xml:id="list3022381630" text:style-name="L64">
        <text:list-item>
          <text:p text:style-name="P56">Admin shall add new books to the system</text:p>
        </text:list-item>
      </text:list>
      <text:h text:style-name="P10" text:outline-level="4" text:is-list-header="true">FR7: Admin Remove Book</text:h>
      <text:list xml:id="list1651113947" text:style-name="L65">
        <text:list-item>
          <text:p text:style-name="P57">Admin shall remove books</text:p>
        </text:list-item>
      </text:list>
      <text:h text:style-name="P10" text:outline-level="4" text:is-list-header="true">FR8: View Borrow History</text:h>
      <text:list xml:id="list2575999423" text:style-name="L66">
        <text:list-item>
          <text:p text:style-name="P58">Users shall view their borrowing history</text:p>
        </text:list-item>
      </text:list>
      <text:p text:style-name="P13"/>
      <text:h text:style-name="P7" text:outline-level="3">3.2 Non-Functional Requirements</text:h>
      <text:h text:style-name="P10" text:outline-level="4">NFR1: Performance</text:h>
      <text:list xml:id="list928747477" text:style-name="L67">
        <text:list-item>
          <text:p text:style-name="P59">System should respond within 2 seconds</text:p>
        </text:list-item>
      </text:list>
      <text:h text:style-name="P10" text:outline-level="4" text:is-list-header="true">NFR2: Security</text:h>
      <text:list xml:id="list314556093" text:style-name="L68">
        <text:list-item>
          <text:p text:style-name="P60">User data must be securely stored</text:p>
        </text:list-item>
        <text:list-item>
          <text:p text:style-name="P60">Passwords must be encrypted</text:p>
        </text:list-item>
      </text:list>
      <text:h text:style-name="P10" text:outline-level="4" text:is-list-header="true">NFR3: Usability</text:h>
      <text:list xml:id="list3745757403" text:style-name="L69">
        <text:list-item>
          <text:p text:style-name="P61">System must have a user-friendly interface</text:p>
        </text:list-item>
      </text:list>
      <text:h text:style-name="P10" text:outline-level="4" text:is-list-header="true">NFR4: Reliability</text:h>
      <text:list xml:id="list1662473499" text:style-name="L70">
        <text:list-item>
          <text:p text:style-name="P62">System should have 99% uptime</text:p>
        </text:list-item>
      </text:list>
      <text:h text:style-name="P10" text:outline-level="4" text:is-list-header="true">NFR5: Scalability</text:h>
      <text:list xml:id="list4019980567" text:style-name="L71">
        <text:list-item>
          <text:p text:style-name="P63">System should support up to 1000 users</text:p>
        </text:list-item>
      </text:list>
      <text:p text:style-name="P13"/>
      <text:h text:style-name="P7" text:outline-level="3">3.3 External Interface Requirements</text:h>
      <text:h text:style-name="P10" text:outline-level="4">3.3.1 User Interface</text:h>
      <text:list xml:id="list2820513273" text:style-name="L72">
        <text:list-item>
          <text:p text:style-name="P64">Web-based interface with forms and dashboards</text:p>
        </text:list-item>
      </text:list>
      <text:h text:style-name="P10" text:outline-level="4" text:is-list-header="true">3.3.2 Hardware Interface</text:h>
      <text:list xml:id="list1682107465" text:style-name="L73">
        <text:list-item>
          <text:p text:style-name="P65">Standard computer or mobile device</text:p>
        </text:list-item>
      </text:list>
      <text:h text:style-name="P10" text:outline-level="4" text:is-list-header="true">3.3.3 Software Interface</text:h>
      <text:list xml:id="list975260915" text:style-name="L74">
        <text:list-item>
          <text:p text:style-name="P66">Database system (MySQL)</text:p>
        </text:list-item>
      </text:list>
      <text:p text:style-name="P13"/>
      <text:h text:style-name="P7" text:outline-level="3"><text:soft-page-break/>3.4 System Features</text:h>
      <text:h text:style-name="P10" text:outline-level="4">Feature 1: Book Management</text:h>
      <text:list xml:id="list184474413" text:style-name="L75">
        <text:list-item>
          <text:p text:style-name="P67">Add, update, delete books</text:p>
        </text:list-item>
      </text:list>
      <text:h text:style-name="P10" text:outline-level="4" text:is-list-header="true">Feature 2: User Management</text:h>
      <text:list xml:id="list127452010" text:style-name="L76">
        <text:list-item>
          <text:p text:style-name="P68">Register, login, manage users</text:p>
        </text:list-item>
      </text:list>
      <text:p text:style-name="P13"/>
      <text:h text:style-name="P7" text:outline-level="3">3.5 Other Requirements</text:h>
      <text:list xml:id="list1324914282" text:style-name="L77">
        <text:list-item>
          <text:p text:style-name="P69">All requirements must be uniquely numbered</text:p>
        </text:list-item>
        <text:list-item>
          <text:p text:style-name="P69">System must maintain logs of transactions</text:p>
        </text:list-item>
      </text:list>
      <text:p text:style-name="P13"/>
      <text:h text:style-name="P4" text:outline-level="2">4. Verification</text:h>
      <text:list xml:id="list2905040505" text:style-name="L78">
        <text:list-item>
          <text:p text:style-name="P70">Requirements reviewed using checklist</text:p>
        </text:list-item>
        <text:list-item>
          <text:p text:style-name="P70">Peer review conducted</text:p>
        </text:list-item>
        <text:list-item>
          <text:p text:style-name="P70">Traceability ensured between requirements</text:p>
        </text:list-item>
      </text:list>
      <text:p text:style-name="P13"/>
      <text:h text:style-name="P4" text:outline-level="2">5. Validation<text:line-break/>6. Version Control<text:line-break/>7. Appendic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3T10:09:47.631693329</meta:creation-date>
    <meta:generator>LibreOffice/6.4.7.2$Linux_X86_64 LibreOffice_project/40$Build-2</meta:generator>
    <dc:date>2026-03-23T10:29:39.094680674</dc:date>
    <meta:editing-duration>PT10M29S</meta:editing-duration>
    <meta:editing-cycles>5</meta:editing-cycles>
    <meta:document-statistic meta:table-count="0" meta:image-count="0" meta:object-count="0" meta:page-count="4" meta:paragraph-count="88" meta:word-count="481" meta:character-count="3121" meta:non-whitespace-character-count="2771"/>
  </office:meta>
</office:document-meta>
</file>